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939cm"/>
    </style:style>
    <style:style style:name="ro1" style:family="table-row">
      <style:table-row-properties style:row-height="0.564cm" fo:break-before="auto" style:use-optimal-row-height="false"/>
    </style:style>
    <style:style style:name="ta1" style:family="table" style:master-page-name="PageStyle_5f_clinicaltrial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dd0806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padding="0.071cm"/>
      <style:text-properties fo:color="#dd0806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linicaltria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rug</text:p>
          </table:table-cell>
          <table:table-cell table:style-name="ce1" office:value-type="string" calcext:value-type="string">
            <text:p>mood.gain</text:p>
          </table:table-cell>
          <table:table-cell table:style-name="ce1" office:value-type="string" calcext:value-type="string">
            <text:p>resid.sq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cebo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([.C2]-[.$C$25])^2" office:value-type="float" office:value="0.0025" calcext:value-type="float">
            <text:p>0.0025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cebo</text:p>
          </table:table-cell>
          <table:table-cell table:style-name="ce2" office:value-type="float" office:value="0.3" calcext:value-type="float">
            <text:p>0.3</text:p>
          </table:table-cell>
          <table:table-cell table:style-name="ce2" table:formula="of:=([.C3]-[.$C$25])^2" office:value-type="float" office:value="0.0225" calcext:value-type="float">
            <text:p>0.0225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lacebo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[.C4]-[.$C$25])^2" office:value-type="float" office:value="0.1225" calcext:value-type="float">
            <text:p>0.1225</text:p>
          </table:table-cell>
          <table:table-cell table:number-columns-repeated="6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xifree</text:p>
          </table:table-cell>
          <table:table-cell table:style-name="ce2" office:value-type="float" office:value="0.6" calcext:value-type="float">
            <text:p>0.6</text:p>
          </table:table-cell>
          <table:table-cell table:style-name="ce2" table:formula="of:=([.C5]-[.$C$26])^2" office:value-type="float" office:value="0.0136111111111111" calcext:value-type="float">
            <text:p>0.0136111111111111</text:p>
          </table:table-cell>
          <table:table-cell table:number-columns-repeated="6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nxifree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([.C6]-[.$C$26])^2" office:value-type="float" office:value="0.100277777777778" calcext:value-type="float">
            <text:p>0.100277777777778</text:p>
          </table:table-cell>
          <table:table-cell table:number-columns-repeated="6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xifree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formula="of:=([.C7]-[.$C$26])^2" office:value-type="float" office:value="0.266944444444444" calcext:value-type="float">
            <text:p>0.266944444444444</text:p>
          </table:table-cell>
          <table:table-cell table:number-columns-repeated="6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oyzepam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formula="of:=([.C8]-[.$C$27])^2" office:value-type="float" office:value="0.00694444444444447" calcext:value-type="float">
            <text:p>0.00694444444444447</text:p>
          </table:table-cell>
          <table:table-cell table:number-columns-repeated="6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oyzepam</text:p>
          </table:table-cell>
          <table:table-cell table:style-name="ce2" office:value-type="float" office:value="1.7" calcext:value-type="float">
            <text:p>1.7</text:p>
          </table:table-cell>
          <table:table-cell table:style-name="ce2" table:formula="of:=([.C9]-[.$C$27])^2" office:value-type="float" office:value="0.0469444444444444" calcext:value-type="float">
            <text:p>0.0469444444444444</text:p>
          </table:table-cell>
          <table:table-cell table:number-columns-repeated="6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oyzepam</text:p>
          </table:table-cell>
          <table:table-cell table:style-name="ce2" office:value-type="float" office:value="1.3" calcext:value-type="float">
            <text:p>1.3</text:p>
          </table:table-cell>
          <table:table-cell table:style-name="ce2" table:formula="of:=([.C10]-[.$C$27])^2" office:value-type="float" office:value="0.0336111111111111" calcext:value-type="float">
            <text:p>0.0336111111111111</text:p>
          </table:table-cell>
          <table:table-cell table:number-columns-repeated="6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lacebo</text:p>
          </table:table-cell>
          <table:table-cell table:style-name="ce2" office:value-type="float" office:value="0.6" calcext:value-type="float">
            <text:p>0.6</text:p>
          </table:table-cell>
          <table:table-cell table:style-name="ce2" table:formula="of:=([.C11]-[.$C$25])^2" office:value-type="float" office:value="0.0225" calcext:value-type="float">
            <text:p>0.0225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lacebo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([.C12]-[.$C$25])^2" office:value-type="float" office:value="0.2025" calcext:value-type="float">
            <text:p>0.2025</text:p>
          </table:table-cell>
          <table:table-cell table:number-columns-repeated="6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lacebo</text:p>
          </table:table-cell>
          <table:table-cell table:style-name="ce2" office:value-type="float" office:value="0.3" calcext:value-type="float">
            <text:p>0.3</text:p>
          </table:table-cell>
          <table:table-cell table:style-name="ce2" table:formula="of:=([.C13]-[.$C$25])^2" office:value-type="float" office:value="0.0225" calcext:value-type="float">
            <text:p>0.0225</text:p>
          </table:table-cell>
          <table:table-cell table:number-columns-repeated="6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nxifree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([.C14]-[.$C$26])^2" office:value-type="float" office:value="0.146944444444445" calcext:value-type="float">
            <text:p>0.146944444444445</text:p>
          </table:table-cell>
          <table:table-cell table:number-columns-repeated="6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nxifree</text:p>
          </table:table-cell>
          <table:table-cell table:style-name="ce2" office:value-type="float" office:value="0.8" calcext:value-type="float">
            <text:p>0.8</text:p>
          </table:table-cell>
          <table:table-cell table:style-name="ce2" table:formula="of:=([.C15]-[.$C$26])^2" office:value-type="float" office:value="0.00694444444444445" calcext:value-type="float">
            <text:p>0.00694444444444445</text:p>
          </table:table-cell>
          <table:table-cell table:number-columns-repeated="6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nxifree</text:p>
          </table:table-cell>
          <table:table-cell table:style-name="ce2" office:value-type="float" office:value="1.2" calcext:value-type="float">
            <text:p>1.2</text:p>
          </table:table-cell>
          <table:table-cell table:style-name="ce2" table:formula="of:=([.C16]-[.$C$26])^2" office:value-type="float" office:value="0.233611111111111" calcext:value-type="float">
            <text:p>0.233611111111111</text:p>
          </table:table-cell>
          <table:table-cell table:number-columns-repeated="6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oyzepam</text:p>
          </table:table-cell>
          <table:table-cell table:style-name="ce2" office:value-type="float" office:value="1.8" calcext:value-type="float">
            <text:p>1.8</text:p>
          </table:table-cell>
          <table:table-cell table:style-name="ce2" table:formula="of:=([.C17]-[.$C$27])^2" office:value-type="float" office:value="0.100277777777778" calcext:value-type="float">
            <text:p>0.100277777777778</text:p>
          </table:table-cell>
          <table:table-cell table:number-columns-repeated="6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oyzepam</text:p>
          </table:table-cell>
          <table:table-cell table:style-name="ce2" office:value-type="float" office:value="1.3" calcext:value-type="float">
            <text:p>1.3</text:p>
          </table:table-cell>
          <table:table-cell table:style-name="ce2" table:formula="of:=([.C18]-[.$C$27])^2" office:value-type="float" office:value="0.0336111111111111" calcext:value-type="float">
            <text:p>0.0336111111111111</text:p>
          </table:table-cell>
          <table:table-cell table:number-columns-repeated="6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oyzepam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formula="of:=([.C19]-[.$C$27])^2" office:value-type="float" office:value="0.00694444444444447" calcext:value-type="float">
            <text:p>0.00694444444444447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SS(resid.sq)</text:p>
          </table:table-cell>
          <table:table-cell table:style-name="ce5" table:formula="of:=SUM([.D2:.D20])" office:value-type="float" office:value="1.39166666666667" calcext:value-type="float">
            <text:p>1.3916666666666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resid(sq)</text:p>
          </table:table-cell>
          <table:table-cell table:style-name="ce1" office:value-type="string" calcext:value-type="string">
            <text:p>gp.size</text:p>
          </table:table-cell>
          <table:table-cell table:style-name="ce1" office:value-type="string" calcext:value-type="string">
            <text:p>wtd. resid(sq)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placebo</text:p>
          </table:table-cell>
          <table:table-cell table:style-name="ce2" office:value-type="string" calcext:value-type="string">
            <text:p>gp.mean</text:p>
          </table:table-cell>
          <table:table-cell table:style-name="ce2" table:formula="of:=SUM([.C2];[.C3];[.C4];[.C11];[.C12];[.C13])/6" office:value-type="float" office:value="0.45" calcext:value-type="float">
            <text:p>0.45</text:p>
          </table:table-cell>
          <table:table-cell table:style-name="ce2" table:formula="of:=([.C25]-[.$C$29])^2" office:value-type="float" office:value="0.187777777777778" calcext:value-type="float">
            <text:p>0.187777777777778</text:p>
          </table:table-cell>
          <table:table-cell table:style-name="ce1" office:value-type="float" office:value="6" calcext:value-type="float">
            <text:p>6</text:p>
          </table:table-cell>
          <table:table-cell table:formula="of:=[.D25]*[.E25]" office:value-type="float" office:value="1.12666666666667" calcext:value-type="float">
            <text:p>1.12666666666667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nxifree</text:p>
          </table:table-cell>
          <table:table-cell table:style-name="ce2" office:value-type="string" calcext:value-type="string">
            <text:p>gp.mean</text:p>
          </table:table-cell>
          <table:table-cell table:style-name="ce2" table:formula="of:=SUM([.C5];[.C6];[.C7];[.C14];[.C15];[.C16])/6" office:value-type="float" office:value="0.716666666666667" calcext:value-type="float">
            <text:p>0.716666666666667</text:p>
          </table:table-cell>
          <table:table-cell table:style-name="ce2" table:formula="of:=([.C26]-[.$C$29])^2" office:value-type="float" office:value="0.0277777777777778" calcext:value-type="float">
            <text:p>0.0277777777777778</text:p>
          </table:table-cell>
          <table:table-cell table:style-name="ce1" office:value-type="float" office:value="6" calcext:value-type="float">
            <text:p>6</text:p>
          </table:table-cell>
          <table:table-cell table:formula="of:=[.D26]*[.E26]" office:value-type="float" office:value="0.166666666666667" calcext:value-type="float">
            <text:p>0.166666666666667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oyzepam</text:p>
          </table:table-cell>
          <table:table-cell table:style-name="ce2" office:value-type="string" calcext:value-type="string">
            <text:p>gp.mean</text:p>
          </table:table-cell>
          <table:table-cell table:style-name="ce2" table:formula="of:=SUM([.C8];[.C9];[.C10];[.C17];[.C18];[.C19])/6" office:value-type="float" office:value="1.48333333333333" calcext:value-type="float">
            <text:p>1.48333333333333</text:p>
          </table:table-cell>
          <table:table-cell table:style-name="ce2" table:formula="of:=([.C27]-[.$C$29])^2" office:value-type="float" office:value="0.36" calcext:value-type="float">
            <text:p>0.36</text:p>
          </table:table-cell>
          <table:table-cell table:style-name="ce1" office:value-type="float" office:value="6" calcext:value-type="float">
            <text:p>6</text:p>
          </table:table-cell>
          <table:table-cell table:formula="of:=[.D27]*[.E27]" office:value-type="float" office:value="2.16" calcext:value-type="float">
            <text:p>2.1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grand mean</text:p>
          </table:table-cell>
          <table:table-cell table:style-name="ce5" table:formula="of:=SUM([.C25:.C28])/3" office:value-type="float" office:value="0.883333333333333" calcext:value-type="float">
            <text:p>0.883333333333333</text:p>
          </table:table-cell>
          <table:table-cell/>
          <table:table-cell table:style-name="ce5" office:value-type="string" calcext:value-type="string">
            <text:p>SS(wtd. resid(sq)</text:p>
          </table:table-cell>
          <table:table-cell table:style-name="ce5" table:formula="of:=SUM([.F25:.F28])" office:value-type="float" office:value="3.45333333333333" calcext:value-type="float">
            <text:p>3.45333333333333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58"/>
        </table:table-row>
        <table:table-row table:style-name="ro1">
          <table:table-cell table:number-columns-repeated="4"/>
          <table:table-cell table:style-name="ce6" office:value-type="string" calcext:value-type="string">
            <text:p>dfb</text:p>
          </table:table-cell>
          <table:table-cell table:style-name="ce5" table:formula="of:=COUNTA([.A25:.A27])-1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" office:value-type="string" calcext:value-type="string">
            <text:p>dfw</text:p>
          </table:table-cell>
          <table:table-cell table:style-name="ce5" table:formula="of:=COUNTA([.B2:.B19])-COUNTA([.A25:.A27])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"/>
          <table:table-cell table:style-name="ce5"/>
          <table:table-cell table:number-columns-repeated="58"/>
        </table:table-row>
        <table:table-row table:style-name="ro1">
          <table:table-cell table:number-columns-repeated="4"/>
          <table:table-cell table:style-name="ce6" office:value-type="string" calcext:value-type="string">
            <text:p>MSb</text:p>
          </table:table-cell>
          <table:table-cell table:style-name="ce5" table:formula="of:=[.F29]/[.F31]" office:value-type="float" office:value="1.72666666666667" calcext:value-type="float">
            <text:p>1.72666666666667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" office:value-type="string" calcext:value-type="string">
            <text:p>MSw</text:p>
          </table:table-cell>
          <table:table-cell table:style-name="ce5" table:formula="of:=[.D21]/[.F32]" office:value-type="float" office:value="0.0927777777777778" calcext:value-type="float">
            <text:p>0.0927777777777778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"/>
          <table:table-cell table:number-columns-repeated="59"/>
        </table:table-row>
        <table:table-row table:style-name="ro1">
          <table:table-cell table:number-columns-repeated="4"/>
          <table:table-cell table:style-name="ce8" office:value-type="string" calcext:value-type="string">
            <text:p>F-ratio</text:p>
          </table:table-cell>
          <table:table-cell table:style-name="ce9" table:formula="of:=[.F34]/[.F35]" office:value-type="float" office:value="18.6107784431138" calcext:value-type="float">
            <text:p>18.6107784431138</text:p>
          </table:table-cell>
          <table:table-cell table:number-columns-repeated="58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number:min-decimal-places="0" number:min-integer-digits="1" number:grouping="true"/>
      <number:text> </number:text>
    </number:number-style>
    <number:number-style style:name="N111"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£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13"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£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£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£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inicaltrial" style:display-name="PageStyle_clinicalt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Foxcroft</meta:initial-creator>
    <meta:creation-date>2018-06-20T07:04:19.404000000</meta:creation-date>
    <dc:creator>David Foxcroft</dc:creator>
    <dc:date>2018-06-20T07:29:49.113000000</dc:date>
    <meta:document-statistic meta:table-count="1" meta:cell-count="113" meta:object-count="0"/>
    <meta:generator>LibreOffice/7.2.3.2$Linux_X86_64 LibreOffice_project/20$Build-2</meta:generator>
  </office:meta>
</office:document-meta>
</file>